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5.10116666666667cm" style:use-optimal-column-width="true"/>
    </style:style>
    <style:style style:name="co2" style:family="table-column">
      <style:table-column-properties fo:break-before="auto" style:column-width="23.368cm" style:use-optimal-column-width="true"/>
    </style:style>
    <style:style style:name="co3" style:family="table-column">
      <style:table-column-properties fo:break-before="auto" style:column-width="7.747cm"/>
    </style:style>
    <style:style style:name="co4" style:family="table-column">
      <style:table-column-properties fo:break-before="auto" style:column-width="1.69333333333333cm"/>
    </style:style>
    <style:style style:name="co5" style:family="table-column">
      <style:table-column-properties fo:break-before="auto" style:column-width="7.5565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berty_a_Tori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i</text:p>
          </table:table-cell>
          <table:table-cell table:number-columns-repeated="16379"/>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lo specifico panorama torinese quest'ultima risentì, nelle sue maggiori opere, dell'influenza dell'importante scuola parigina e di quella belga divenendo uno dei maggiori esempi italiani di questa corrente, non senza subire anche inevitabili incursioni eclettiche e déco. Per il successo di questa corrente stilistica e la tipologia di edifici che sorse nei primi decenni del Novecento, Torino divenne una delle capitali del liberty tanto che si percepiscono ancora oggi cospicue testimonianze architettoniche di quel periodo. Storia e contesto storico-artistico Il passaggio dal XIX al XX secolo in Europa fu caratterizzato da un fervente rinnovamento delle espressioni artistiche, fortemente influenzato dal progresso tecnico e dall'entusiastica esaltazione positivista degli importanti traguardi raggiunti dalla scienz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complessivo e variegato panorama nazionale questa nuova corrente, che in seguito assunse anche il nome di «stile floreale», non si consolidò mai in una vera e propria scuola italiana di riferimento ma si affermò, seppur con un lieve ritardo rispetto ai maggiori paesi europei, vivendo il suo massimo splendore nei primissimi anni del Novecento. Nella sua prima decade, infatti, si può parlare di liberty, termine che infine si affermò più diffusamente in Italia e derivante dai celebri magazzini londinesi di Arthur Lasenby Liberty, tra i primi a esporre e diffondere oggetti e stampe di gusto esotico che ostentavano le forme sinuose tipiche di questo nuovo stil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 <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 <text:s/>Inizialmente conosciuta come «arte nuova» o, secondo il giornalista torinese Emilio Thovez, «arte floreale», questo nuovo stile stupì per essere così «fedelmente naturalistico e nella sostanza nettamente decorativo».</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 Torino ospita anche alcuni degni esempi di questa nuova corren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Caffarel</text:p>
          </table:table-cell>
          <table:table-cell office:value-type="string" table:style-name="ce1">
            <text:p>Caffarel, Via caduti per la libertà, Luserna San Giovanni, Torino, Piemonte, 10062,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 Anche il mondo dell'industria, come già detto, non rimase indifferente alle inedite sinuosità dello stile liberty.</text:p>
          </table:table-cell>
          <table:table-cell office:value-type="string" table:style-name="ce1">
            <text:p>Si</text:p>
          </table:table-cell>
          <table:table-cell table:number-columns-repeated="16380" table:style-name="ce1"/>
        </table:table-row>
        <table:table-row table:style-name="ro1">
          <table:table-cell office:value-type="string" table:style-name="ce1">
            <text:p>Casabella</text:p>
          </table:table-cell>
          <table:table-cell office:value-type="string" table:style-name="ce1">
            <text:p>Casabella, Carema, Torino, Piemonte, 11026, Italia</text:p>
          </table:table-cell>
          <table:table-cell office:value-type="string" table:style-name="ce1">
            <text:p>Sempre edita dalla Camilla &amp; Bertolero vi fu la rivista di settore L'Arte Decorativa Moderna, fondata nel 1902 a Torino su iniziativa del pittore torinese Enrico Reycend, avvalendosi di illustri colleghi come: Davide Calandra, Leonardo Bistolfi, Giorgio Ceragioli e lo scrittore Enrico Thovez. Altre pubblicazioni periodiche degne di nota furono Emporium, l'Architettura Italiana e La Casa Bella, testata in seguito diretta da Gio Ponti e che esiste ancora oggigiorno come Casabella. Anche il settore dell'arredamento fu attivamente partecipe al fiorente periodo liberty, ottimo campo per le arti applica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Albergo Rocciamelone di</text:p>
          </table:table-cell>
          <table:table-cell office:value-type="string" table:style-name="ce1">
            <text:p>Albergo Rocciamelone, 37, Via Roma, Cascine, Usseglio, Unione Montana Alpi Graie, Torino, Piemonte, 10070, Italia</text:p>
          </table:table-cell>
          <table:table-cell office:value-type="string" table:style-name="ce1">
            <text:p>seppur ancora non facente parte di una realtà industriale, esso poteva contare su competenti maestranze e rappresentava una realtà artigianale molto apprezzata. 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text:p>
          </table:table-cell>
          <table:table-cell office:value-type="string" table:style-name="ce1">
            <text:p>Si</text:p>
          </table:table-cell>
          <table:table-cell table:number-columns-repeated="16380" table:style-name="ce1"/>
        </table:table-row>
        <table:table-row table:style-name="ro1">
          <table:table-cell office:value-type="string" table:style-name="ce1">
            <text:p>Istanbul</text:p>
          </table:table-cell>
          <table:table-cell office:value-type="string" table:style-name="ce1">
            <text:p>Istanbul, 45, Via Francesco Cigna, Valdocco, Circoscrizione 7, Torino, Piemonte, 10122, Italia</text:p>
          </table:table-cell>
          <table:table-cell office:value-type="string" table:style-name="ce1">
            <text:p>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 Sull'onda del successo dell'esposizione, Torino continuò a essere terreno fertile di svariate sperimentazioni, seppur molto coerenti e sobrie, da parte di un folto gruppo di architetti e ingegneri qual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Villino Raby</text:p>
          </table:table-cell>
          <table:table-cell office:value-type="string" table:style-name="ce1">
            <text:p>Villino Raby, Corso Francia, San Donato, Circoscrizione 4, Torino, Piemonte, 10140,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 Scott</text:p>
          </table:table-cell>
          <table:table-cell office:value-type="string" table:style-name="ce1">
            <text:p>Villa Scott, Corso Giovanni Lanza, Borgo Po, Circoscrizione 8, Torino, Piemonte, 10131,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il Villino Raby (1901), la celebre Villa Scott (1902), trionfo di logge, torrette, vetrate, bovindi e, soprattutto, la sua opera più nota e apprezzata: 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Girardi</text:p>
          </table:table-cell>
          <table:table-cell office:value-type="string" table:style-name="ce1">
            <text:p>Casa Girardi, Via Luigi Cibrario,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Macciotta</text:p>
          </table:table-cell>
          <table:table-cell office:value-type="string" table:style-name="ce1">
            <text:p>Casa Macciotta, 32, Corso Francia,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Balbis</text:p>
          </table:table-cell>
          <table:table-cell office:value-type="string" table:style-name="ce1">
            <text:p>Casa Padrini via Balbis, Via Le Chiuse,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opera di Fenoglio Il maggiore protagonista del liberty torinese fu indubbiamente Pietro Fenoglio, la cui prolifica attività consegnò a Torino alcuni dei maggiori esempi italiani di questo nuovo stile. Egli si dedicò per circa tredici anni alla realizzazione di oltre trecento progetti tra ville e palazzi, alcuni dei quali concentrati nell'area di corso Francia e vie adiacenti, oltre a svariati edifici industriali commissionati dalla nuova classe dirigente torinese; tuttavia il suo contributo non fu soltanto quello di uno stimato professionista, egli fu chiamato anche a intervenire a livello politico, ricoprendo cariche di consigliere comunale e consulente per lo studio del nuovo piano regolatore completato nel 1908.Fenoglio fu inoltre tra gli organizzatori delle edizioni dell'Esposizione Internazionale del 1902 e del 1911 ma fu attivo anche nel campo dell'editoria figurando tra i fondatori e tra i più importanti collaboratori della rivista L'architettura italiana modern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Val di Susa</text:p>
          </table:table-cell>
          <table:table-cell office:value-type="string" table:style-name="ce1">
            <text:p>Val di Susa, Oulx, Torino, Piemonte, 10056,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Si</text:p>
          </table:table-cell>
          <table:table-cell office:value-type="string" table:style-name="ce1">
            <text:p>Non è in città</text:p>
          </table:table-cell>
          <table:table-cell table:number-columns-repeated="16379"/>
        </table:table-row>
        <table:table-row table:style-name="ro1">
          <table:table-cell office:value-type="string" table:style-name="ce1">
            <text:p>Fréjus</text:p>
          </table:table-cell>
          <table:table-cell office:value-type="string" table:style-name="ce1">
            <text:p>Frejus, 35, Corso Francia, Cit Turin, Circoscrizione 3, Torino, Piemonte, 10138,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 Allievo di Carlo Ceppi, il prolifico Pietro Fenoglio costruì il suo successo sullo stile dichiaratamente liberty e la sua influenza stilistica contagiò numerosi altri architetti, alimentando una crescente e fruttuosa competizione che rese la stagione del liberty torinese degna di essere ricordata.</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style-name="ce1"/>
        </table:table-row>
        <table:table-row table:style-name="ro1">
          <table:table-cell office:value-type="string" table:style-name="ce1">
            <text:p>via Saluzzo</text:p>
          </table:table-cell>
          <table:table-cell office:value-type="string" table:style-name="ce1">
            <text:p>Via Saluzz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Madama Cristina</text:p>
          </table:table-cell>
          <table:table-cell office:value-type="string" table:style-name="ce1">
            <text:p>Madama Cristina, Via San Pio Quint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Scuola Allievi</text:p>
          </table:table-cell>
          <table:table-cell office:value-type="string" table:style-name="ce1">
            <text:p>Scuola Allievi Carabinieri, Via Ettore Perrone, Centro, Circoscrizione 1, Torino, Piemonte, 10140, Italia</text:p>
          </table:table-cell>
          <table:table-cell office:value-type="string" table:style-name="ce1">
            <text:p>essa trasferì l'attività nel 1906 alla periferia sud della città, nell'attuale corso Raffaello 17, in un fabbricato ancora ben riconoscibile per i varchi d'accesso contornati da grandi volute circolari in litocemento. 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Galleria dell'Industria Subalpina</text:p>
          </table:table-cell>
          <table:table-cell office:value-type="string" table:style-name="ce1">
            <text:p>Galleria dell'Industria Subalpina, Centro, Circoscrizione 1, Torino, Piemonte, 10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Romano</text:p>
          </table:table-cell>
          <table:table-cell office:value-type="string" table:style-name="ce1">
            <text:p>Caffè Gelateria Fiorio, 8c, Via Po, Centro, Circoscrizione 1, Torino, Piemonte, 101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text:p>
          </table:table-cell>
          <table:table-cell office:value-type="string" table:style-name="ce1">
            <text:p>Si</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Maffei</text:p>
          </table:table-cell>
          <table:table-cell office:value-type="string" table:style-name="ce1">
            <text:p>Via Ferdinando Maffei di Boglio, Abbadia Alpina, Pinerolo, Torino, Piemonte, 10064,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Mulassano</text:p>
          </table:table-cell>
          <table:table-cell office:value-type="string" table:style-name="ce1">
            <text:p>Caffè Mulassano, 15, Piazza Castello, Centro, Circoscrizione 1, Torino, Piemonte, 101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office:value-type="string" table:style-name="ce1">
            <text:p>Si</text:p>
          </table:table-cell>
          <table:table-cell table:number-columns-repeated="16380" table:style-name="ce1"/>
        </table:table-row>
        <table:table-row table:style-name="ro1">
          <table:table-cell office:value-type="string" table:style-name="ce1">
            <text:p>Cimitero Monumentale</text:p>
          </table:table-cell>
          <table:table-cell office:value-type="string" table:style-name="ce1">
            <text:p>Cimitero Monumentale, Circoscrizione 7, Sassi, Torino, Piemonte, Italia</text:p>
          </table:table-cell>
          <table:table-cell office:value-type="string" table:style-name="ce1">
            <text:p>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text:p>
          </table:table-cell>
          <table:table-cell office:value-type="string" table:style-name="ce1">
            <text:p>Si</text:p>
          </table:table-cell>
          <table:table-cell table:number-columns-repeated="16380" table:style-name="ce1"/>
        </table:table-row>
        <table:table-row table:style-name="ro1">
          <table:table-cell office:value-type="string" table:style-name="ce1">
            <text:p>via Durandi</text:p>
          </table:table-cell>
          <table:table-cell office:value-type="string" table:style-name="ce1">
            <text:p>Via Jacopo Durandi, San Donato, Circoscrizione 4, Torino, Piemonte, 10143, Italia</text:p>
          </table:table-cell>
          <table:table-cell office:value-type="string" table:style-name="ce1">
            <text:p>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Tasca</text:p>
          </table:table-cell>
          <table:table-cell office:value-type="string" table:style-name="ce1">
            <text:p>Casa Tasca, Via Claudio Beaumont, San Donato, Circoscrizione 4, Torino, Piemonte, 10144, Italia</text:p>
          </table:table-cell>
          <table:table-cell office:value-type="string" table:style-name="ce1">
            <text:p>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text:p>
          </table:table-cell>
          <table:table-cell office:value-type="string" table:style-name="ce1">
            <text:p>Si</text:p>
          </table:table-cell>
          <table:table-cell table:number-columns-repeated="16380" table:style-name="ce1"/>
        </table:table-row>
        <table:table-row table:style-name="ro1">
          <table:table-cell office:value-type="string" table:style-name="ce1">
            <text:p>Cìt Turìn</text:p>
          </table:table-cell>
          <table:table-cell office:value-type="string" table:style-name="ce1">
            <text:p>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Non dovrebbe essere riconosciuta come entità</text:p>
          </table:table-cell>
          <table:table-cell table:number-columns-repeated="16379"/>
        </table:table-row>
        <table:table-row table:style-name="ro1">
          <table:table-cell office:value-type="string" table:style-name="ce1">
            <text:p>Duchessa Jolanda</text:p>
          </table:table-cell>
          <table:table-cell office:value-type="string" table:style-name="ce1">
            <text:p>Duchessa Jolanda, Via Goffredo Casalis, 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Ufficio</text:p>
          </table:table-cell>
          <table:table-cell office:value-type="string" table:style-name="ce1">
            <text:p>ISTAT Ufficio Regionale Piemonte e Valle d'Aosta, 3, Via Alessandro Volta, Centro, Circoscrizione 1, Torino, Piemonte, 10121, Italia</text:p>
          </table:table-cell>
          <table:table-cell office:value-type="string" table:style-name="ce1">
            <text:p>due ingegneri al servizio dell'amministrazione pubblica La stagione del liberty torinese fu caratterizzata anche da una cospicua realizzazione di edifici pubblici tra cui scuole, uffici e bagni pubblici. 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Bagni Municipali</text:p>
          </table:table-cell>
          <table:table-cell office:value-type="string" table:style-name="ce1">
            <text:p>Ex Bagni Municipali di San Secondo, Via Legnano, Crocetta, Circoscrizione 1, Torino, Piemonte, 10128,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a O. Morgari</text:p>
          </table:table-cell>
          <table:table-cell office:value-type="string" table:style-name="ce1">
            <text:p>Via O. Morgari, Tetti Griglio, Bruino, Torino, Piemonte, 10045,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anchiglia</text:p>
          </table:table-cell>
          <table:table-cell office:value-type="string" table:style-name="ce1">
            <text:p>Vanchiglia, Circoscrizione 7, Torino, Piemonte, 10124,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Poste</text:p>
          </table:table-cell>
          <table:table-cell office:value-type="string" table:style-name="ce1">
            <text:p>Palazzo Canavese, Torino, Piemonte,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Telegrafi</text:p>
          </table:table-cell>
          <table:table-cell office:value-type="string" table:style-name="ce1">
            <text:p>Poste e Telegrafi, Via Roma, Grugliasco, Torino, Piemonte, 10093,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Tra i più noti si possono citare: 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 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un'area ben definita in cui lavoro, famiglia, tempo libero, istituzioni sociali e previdenziali furono strettamente connessi fra loro, formando un contesto socialmente evoluto ed efficiente. 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Il neogotico e i detrattori del liberty Parallelamente al naturalismo talvolta esasperato del liberty, la corrente del neogotico continuò a essere lo stile prediletto della aristocrazia e della committenza di gusto più conservatore e tradizionalista; inoltre, grazie della forte connotazione allegorica d'ispirazione medievale si confermò lo stile preferito per la realizzazione di edifici religiosi, se si esclude l'unico caso italiano della chiesa liberty dedicata a Santa Elisabetta, all'interno del Villaggio Leumann. Uno dei maggiori detrattori del liberty fu il poeta torinese Guido Gozzano che, per ironia della sorte, visse e morì in un edificio progettato secondo questo nuovo stile dallo stesso Pietro Fenoglio.</text:p>
          </table:table-cell>
          <table:table-cell office:value-type="string" table:style-name="ce1">
            <text:p>Si</text:p>
          </table:table-cell>
          <table:table-cell table:number-columns-repeated="16380"/>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al contrario nel neogotico egli avvertiva un sano «ritorno all'ordine» che poneva al riparo da pericolose avanguardie stilistiche troppo audaci. 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text:p>
          </table:table-cell>
          <table:table-cell office:value-type="string" table:style-name="ce1">
            <text:p>Si</text:p>
          </table:table-cell>
          <table:table-cell table:number-columns-repeated="16380"/>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malgrado la sua distruzione in un incendio nel 9 marzo 1980 la caratteristica facciata con accesso angolare sormontata da una cupola venne conservata e l'edificio fu destinato a differente uso, su progetto dell'architetto Pier Paolo Maggiora. 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text:p>
          </table:table-cell>
          <table:table-cell office:value-type="string" table:style-name="ce1">
            <text:p>Si</text:p>
          </table:table-cell>
          <table:table-cell table:number-columns-repeated="16380"/>
        </table:table-row>
        <table:table-row table:style-name="ro1">
          <table:table-cell office:value-type="string" table:style-name="ce1">
            <text:p>Casa della Vittoria</text:p>
          </table:table-cell>
          <table:table-cell office:value-type="string" table:style-name="ce1">
            <text:p>Casa della Vittoria, Via Pietro Palmieri, Cit Turin, Circoscrizione 3, Torino, Piemonte, 10138, Italia</text:p>
          </table:table-cell>
          <table:table-cell office:value-type="string" table:style-name="ce1">
            <text:p>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text:p>
          </table:table-cell>
          <table:table-cell office:value-type="string" table:style-name="ce1">
            <text:p>Si</text:p>
          </table:table-cell>
          <table:table-cell table:number-columns-repeated="16380"/>
        </table:table-row>
        <table:table-row table:style-name="ro1">
          <table:table-cell office:value-type="string" table:style-name="ce1">
            <text:p>piazza Martini</text:p>
          </table:table-cell>
          <table:table-cell office:value-type="string" table:style-name="ce1">
            <text:p>Lago Martini, Barriera di Lanzo, Circoscrizione 5, Villaretto, Torino, Piemonte, Italia</text:p>
          </table:table-cell>
          <table:table-cell office:value-type="string" table:style-name="ce1">
            <text:p>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 Ulteriori esempi di edifici civili in stile neogotico sono evidenziabili nel vicino quartiere San Donato con il gruppo di case di via Piffetti, famose per i ferri battuti, le caratteristiche sfingi e le decorazioni a coda di pavone.</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l'architetto Pietro Betta, per esempio, si differenziò per abbracciare uno stile più riconducibile al sezessionstil e nel cui studio si formarono giovani architetti come Domenico Soldiero Morelli e Armando Melis de Villa, protagonisti della successiva stagione del razionalismo italiano. L'opera di Betta si distinse per l'approccio più monumentale, contaminato da elementi classici sapientemente abbinati a stilemi secessionisti, il cui esempio più imponente appare nella Casa Avezzano (1912) del quartiere Crocetta, dove la facciata è scandita da una sequenza di grosse colonne corinzie aggettanti sorrette da protomi taurini e «incatenate» a una serie di bovindi. Altri esempi marcatamente secessionisti sono Casa Bonelli (1904), residenza dello stesso architetto Bonelli, i cui prospetti sono caratterizzati da particolarissime porte-finestre contornate da un'ampia cornice circolare che riportano un ornato finemente decorato e Casa Mussini, austero edificio residenziale della precollina, progettata dall'architetto Ferrari nel 1914.Altro esponente vicino al lessico progettuale di Pietro Betta fu l'architetto Annibale Rigotti che, all'angolo di via Vassalli Eandi con via Principi d'Acaja, poco distante dalla Casa Ina di Fenoglio, progettò Casa Baravalle (1902), una villa unifamigliare riconoscibile per le sue pareti azzurre e caratterizzata da decorazioni geometriche, con forme estremamente sobrie.</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Casa Lattes</text:p>
          </table:table-cell>
          <table:table-cell office:value-type="string" table:style-name="ce1">
            <text:p>Via Lattes, Caselle Torinese, Torino, Piemonte, 10072,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Sommelier</text:p>
          </table:table-cell>
          <table:table-cell office:value-type="string" table:style-name="ce1">
            <text:p>Sommelier, Via Paolo Sacchi, Crocetta, Circoscrizione 1, Torino, Piemonte, 10128,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Palazzotto Arduino</text:p>
          </table:table-cell>
          <table:table-cell office:value-type="string" table:style-name="ce1">
            <text:p>Palazzotto Arduino, Corso Lecce, Martinetto, Circoscrizione 4, Torino, Piemonte, 10145,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Palazzo Gualino</text:p>
          </table:table-cell>
          <table:table-cell office:value-type="string" table:style-name="ce1">
            <text:p>Palazzo Gualino, Corso Vittorio Emanuele II, Centro, Circoscrizione 1, Torino, Piemonte, 10123,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via Bossi</text:p>
          </table:table-cell>
          <table:table-cell office:value-type="string" table:style-name="ce1">
            <text:p>Via Carlo Bossi, San Donato, Circoscrizione 4, Torino, Piemonte, 10143, Italia</text:p>
          </table:table-cell>
          <table:table-cell office:value-type="string" table:style-name="ce1">
            <text:p>il suo apparato decorativo, ormai privo di decorazioni floreali, è caratterizzato da cornici e motivi odivaghi alternati a superfici piane; stesso dicasi per l'edificio accanto, all'angolo con la vicina via Bossi. Altro esempio di art déco fu l'edificio che sorse all'angolo di corso Vittorio Emanuele II che venne realizzato nel 1926 su progetto di dell'ingegner Bonadè-Bottino per ospitare il Palazzo del Cinema, in seguito Cinema Corso, al tempo la sala cinematografica più grande d'Italia;</text:p>
          </table:table-cell>
          <table:table-cell office:value-type="string" table:style-name="ce1">
            <text:p>Si</text:p>
          </table:table-cell>
          <table:table-cell table:number-columns-repeated="16380"/>
        </table:table-row>
        <table:table-row table:style-name="ro1">
          <table:table-cell office:value-type="string" table:style-name="ce1">
            <text:p>Stadium</text:p>
          </table:table-cell>
          <table:table-cell office:value-type="string" table:style-name="ce1">
            <text:p>Allianz Stadium, Via Druento, Continassa, Circoscrizione 5, Torino, Piemonte, 10151,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No<text:s/></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piazza Bernini</text:p>
          </table:table-cell>
          <table:table-cell office:value-type="string" table:style-name="ce1">
            <text:p>Bernini, Corso Francia, Cenisia, Circoscrizione 3, Torino, Piemonte, 10143,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Casa dell'Obelisco</text:p>
          </table:table-cell>
          <table:table-cell office:value-type="string" table:style-name="ce1">
            <text:p>Casa dell'Obelisco, Via Bicocca, Borgo Po, Circoscrizione 8, Torino, Piemonte, 10123, Italia</text:p>
          </table:table-cell>
          <table:table-cell office:value-type="string" table:style-name="ce1">
            <text:p><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Villa 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 Gli edifici di maggiore interesse Mappa sinottica degli edifici in stile liberty a Torino.</text:p>
          </table:table-cell>
          <table:table-cell office:value-type="string" table:style-name="ce1">
            <text:p>No<text:s/></text:p>
          </table:table-cell>
          <table:table-cell table:number-columns-repeated="16380"/>
        </table:table-row>
        <table:table-row table:style-name="ro1">
          <table:table-cell office:value-type="string" table:style-name="ce1">
            <text:p>Barriera di Milano</text:p>
          </table:table-cell>
          <table:table-cell office:value-type="string" table:style-name="ce1">
            <text:p>Barriera di Milano, Circoscrizione 6,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Campidoglio, Circoscrizione 4, Torino, Piemonte, 10143,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Lucento</text:p>
          </table:table-cell>
          <table:table-cell office:value-type="string" table:style-name="ce1">
            <text:p>Lucento, Torino, Piemonte, 10151,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Zona</text:p>
          </table:table-cell>
          <table:table-cell office:value-type="string" table:style-name="ce1">
            <text:p>Zona Umida (Stagno), Parella, Circoscrizione 4,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No<text:s/></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p>
          </table:table-cell>
          <table:table-cell office:value-type="float" office:value="60" table:formula="of:=COUNTIF([.D2:.D137]; &quot;Si&quot;)" table:style-name="ce1">
            <text:p>60</text:p>
          </table:table-cell>
          <table:table-cell office:value-type="float" office:value="94" table:style-name="ce1">
            <text:p>94</text:p>
          </table:table-cell>
          <table:table-cell table:number-columns-repeated="16381" table:style-name="ce1"/>
        </table:table-row>
        <table:table-row table:number-rows-repeated="1048481"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Liberty_a_Torino.A1:Liberty_a_Torino.E92" table:name="Liberty_a_Torino" table:display-filter-buttons="true" table:on-update-keep-size="false" table:on-update-keep-styles="true" table:refresh-delay="false">
          <table:database-source-sql table:database-name="Provider=Microsoft.Mashup.OleDb.1;Data Source=$Workbook$;Location=&quot;Liberty a Torino&quot;;Extended Properties=&quot;&quot;" table:sql-statement="SELECT * FROM [Liberty a Torino]"/>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7T10:33:45Z</meta:creation-date>
    <dc:date>2022-07-21T17:47:34Z</dc:date>
  </office:meta>
</office:document-meta>
</file>